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officeooo:paragraph-rsid="002b885f"/>
    </style:style>
    <style:style style:name="P5" style:family="paragraph" style:parent-style-name="Standard">
      <style:paragraph-properties>
        <style:tab-stops/>
      </style:paragraph-properties>
      <style:text-properties officeooo:paragraph-rsid="0038940b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06dd1b"/>
    </style:style>
    <style:style style:name="P8" style:family="paragraph" style:parent-style-name="Standard">
      <style:paragraph-properties fo:break-before="page"/>
      <style:text-properties officeooo:rsid="0009d300" officeooo:paragraph-rsid="000b7691"/>
    </style:style>
    <style:style style:name="P9" style:family="paragraph" style:parent-style-name="Standard">
      <style:text-properties officeooo:rsid="0009d300" officeooo:paragraph-rsid="000b7691"/>
    </style:style>
    <style:style style:name="P10" style:family="paragraph" style:parent-style-name="Standard">
      <style:paragraph-properties>
        <style:tab-stops/>
      </style:paragraph-properties>
      <style:text-properties officeooo:rsid="003484ef" officeooo:paragraph-rsid="003484ef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82f9f"/>
    </style:style>
    <style:style style:name="P13" style:family="paragraph" style:parent-style-name="Standard" style:list-style-name="L1">
      <style:text-properties officeooo:paragraph-rsid="0038940b"/>
    </style:style>
    <style:style style:name="P14" style:family="paragraph" style:parent-style-name="Standard" style:list-style-name="L1">
      <style:text-properties officeooo:paragraph-rsid="003b29c8"/>
    </style:style>
    <style:style style:name="P15" style:family="paragraph" style:parent-style-name="Standard" style:list-style-name="L1">
      <style:text-properties officeooo:rsid="002351ce" officeooo:paragraph-rsid="002351ce"/>
    </style:style>
    <style:style style:name="P16" style:family="paragraph" style:parent-style-name="Standard" style:list-style-name="L1">
      <style:text-properties officeooo:rsid="002351ce" officeooo:paragraph-rsid="0092e28e"/>
    </style:style>
    <style:style style:name="P17" style:family="paragraph" style:parent-style-name="Standard" style:list-style-name="L4">
      <style:text-properties officeooo:rsid="002351ce" officeooo:paragraph-rsid="008db17d"/>
    </style:style>
    <style:style style:name="P18" style:family="paragraph" style:parent-style-name="Standard" style:list-style-name="L1">
      <style:text-properties officeooo:rsid="00183c45" officeooo:paragraph-rsid="00183c45"/>
    </style:style>
    <style:style style:name="P19" style:family="paragraph" style:parent-style-name="Standard" style:list-style-name="L1">
      <style:text-properties officeooo:rsid="0019e6f3" officeooo:paragraph-rsid="003b29c8"/>
    </style:style>
    <style:style style:name="P20" style:family="paragraph" style:parent-style-name="Standard" style:list-style-name="L1">
      <style:text-properties officeooo:rsid="0009d300" officeooo:paragraph-rsid="000c91ff"/>
    </style:style>
    <style:style style:name="P21" style:family="paragraph" style:parent-style-name="Standard" style:list-style-name="L1">
      <style:text-properties officeooo:rsid="0009d300" officeooo:paragraph-rsid="005082f1"/>
    </style:style>
    <style:style style:name="P22" style:family="paragraph" style:parent-style-name="Standard" style:list-style-name="L1">
      <style:text-properties officeooo:rsid="0009d300" officeooo:paragraph-rsid="00524355"/>
    </style:style>
    <style:style style:name="P23" style:family="paragraph" style:parent-style-name="Standard" style:list-style-name="L1">
      <style:text-properties officeooo:rsid="0009d300" officeooo:paragraph-rsid="0093e1ac"/>
    </style:style>
    <style:style style:name="P24" style:family="paragraph" style:parent-style-name="Standard">
      <style:text-properties officeooo:rsid="0009d300" officeooo:paragraph-rsid="000b7691"/>
    </style:style>
    <style:style style:name="P25" style:family="paragraph" style:parent-style-name="Standard" style:list-style-name="L1">
      <style:text-properties officeooo:rsid="000c91ff" officeooo:paragraph-rsid="0093e1ac"/>
    </style:style>
    <style:style style:name="P26" style:family="paragraph" style:parent-style-name="Standard" style:list-style-name="L1">
      <style:text-properties officeooo:rsid="00108b2a" officeooo:paragraph-rsid="00108b2a"/>
    </style:style>
    <style:style style:name="P27" style:family="paragraph" style:parent-style-name="Standard" style:list-style-name="L1">
      <style:text-properties officeooo:rsid="001585d3" officeooo:paragraph-rsid="001585d3"/>
    </style:style>
    <style:style style:name="P28" style:family="paragraph" style:parent-style-name="Standard" style:list-style-name="L1">
      <style:text-properties officeooo:rsid="001585d3" officeooo:paragraph-rsid="0093e1ac"/>
    </style:style>
    <style:style style:name="P29" style:family="paragraph" style:parent-style-name="Standard" style:list-style-name="L1">
      <style:text-properties officeooo:rsid="00174d7b" officeooo:paragraph-rsid="00174d7b"/>
    </style:style>
    <style:style style:name="P30" style:family="paragraph" style:parent-style-name="Standard" style:list-style-name="L1">
      <style:text-properties officeooo:rsid="00233292" officeooo:paragraph-rsid="007649bb"/>
    </style:style>
    <style:style style:name="P31" style:family="paragraph" style:parent-style-name="Standard" style:list-style-name="L1">
      <style:text-properties officeooo:rsid="00233292" officeooo:paragraph-rsid="0093e1ac"/>
    </style:style>
    <style:style style:name="P32" style:family="paragraph" style:parent-style-name="Standard" style:list-style-name="L2">
      <style:paragraph-properties>
        <style:tab-stops/>
      </style:paragraph-properties>
      <style:text-properties officeooo:rsid="003484ef" officeooo:paragraph-rsid="003484ef"/>
    </style:style>
    <style:style style:name="P33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34" style:family="paragraph" style:parent-style-name="Standard">
      <style:paragraph-properties>
        <style:tab-stops/>
      </style:paragraph-properties>
      <style:text-properties officeooo:paragraph-rsid="0038940b"/>
    </style:style>
    <style:style style:name="P35" style:family="paragraph" style:parent-style-name="Standard" style:list-style-name="L3">
      <style:paragraph-properties>
        <style:tab-stops/>
      </style:paragraph-properties>
      <style:text-properties officeooo:rsid="002b885f" officeooo:paragraph-rsid="008d9fb7"/>
    </style:style>
    <style:style style:name="P36" style:family="paragraph" style:parent-style-name="Standard" style:list-style-name="L3">
      <style:paragraph-properties>
        <style:tab-stops/>
      </style:paragraph-properties>
      <style:text-properties officeooo:rsid="002b885f" officeooo:paragraph-rsid="008db168"/>
    </style:style>
    <style:style style:name="P37" style:family="paragraph" style:parent-style-name="Standard">
      <style:paragraph-properties>
        <style:tab-stops/>
      </style:paragraph-properties>
      <style:text-properties officeooo:rsid="002c3828" officeooo:paragraph-rsid="002c3828"/>
    </style:style>
    <style:style style:name="P38" style:family="paragraph" style:parent-style-name="Standard" style:list-style-name="L3">
      <style:paragraph-properties>
        <style:tab-stops/>
      </style:paragraph-properties>
      <style:text-properties officeooo:rsid="00368fa9" officeooo:paragraph-rsid="008db17d"/>
    </style:style>
    <style:style style:name="P39" style:family="paragraph" style:parent-style-name="Standard" style:list-style-name="L4">
      <style:paragraph-properties>
        <style:tab-stops/>
      </style:paragraph-properties>
      <style:text-properties officeooo:rsid="003853a6" officeooo:paragraph-rsid="008f129d"/>
    </style:style>
    <style:style style:name="P40" style:family="paragraph" style:parent-style-name="Standard" style:list-style-name="L4">
      <style:paragraph-properties>
        <style:tab-stops/>
      </style:paragraph-properties>
      <style:text-properties officeooo:rsid="003853a6" officeooo:paragraph-rsid="008f12c7"/>
    </style:style>
    <style:style style:name="P41" style:family="paragraph" style:parent-style-name="Standard" style:list-style-name="L3">
      <style:paragraph-properties>
        <style:tab-stops/>
      </style:paragraph-properties>
      <style:text-properties officeooo:rsid="003853a6" officeooo:paragraph-rsid="008f129d"/>
    </style:style>
    <style:style style:name="P42" style:family="paragraph" style:parent-style-name="Standard" style:list-style-name="L1">
      <style:text-properties officeooo:rsid="003b29c8" officeooo:paragraph-rsid="003b29c8"/>
    </style:style>
    <style:style style:name="P43" style:family="paragraph" style:parent-style-name="Standard" style:list-style-name="L5">
      <style:text-properties officeooo:rsid="004178c9" officeooo:paragraph-rsid="004178c9"/>
    </style:style>
    <style:style style:name="P44" style:family="paragraph" style:parent-style-name="Standard" style:list-style-name="L1">
      <style:text-properties officeooo:rsid="00447964" officeooo:paragraph-rsid="00447964"/>
    </style:style>
    <style:style style:name="P45" style:family="paragraph" style:parent-style-name="Standard" style:list-style-name="L1">
      <style:text-properties officeooo:rsid="00447964" officeooo:paragraph-rsid="007c8e92"/>
    </style:style>
    <style:style style:name="P46" style:family="paragraph" style:parent-style-name="Standard" style:list-style-name="L1">
      <style:text-properties officeooo:rsid="00447964" officeooo:paragraph-rsid="00976b34"/>
    </style:style>
    <style:style style:name="P47" style:family="paragraph" style:parent-style-name="Standard" style:list-style-name="L5">
      <style:text-properties officeooo:rsid="00447964" officeooo:paragraph-rsid="00447964"/>
    </style:style>
    <style:style style:name="P48" style:family="paragraph" style:parent-style-name="Standard" style:list-style-name="L1">
      <style:text-properties fo:color="#000000" loext:opacity="100%" officeooo:rsid="00447964" officeooo:paragraph-rsid="00447964"/>
    </style:style>
    <style:style style:name="P49" style:family="paragraph" style:parent-style-name="Standard" style:list-style-name="L1">
      <style:text-properties officeooo:rsid="0046530d" officeooo:paragraph-rsid="0046530d"/>
    </style:style>
    <style:style style:name="P50" style:family="paragraph" style:parent-style-name="Standard">
      <style:text-properties officeooo:rsid="0046530d" officeooo:paragraph-rsid="00aa3688"/>
    </style:style>
    <style:style style:name="P51" style:family="paragraph" style:parent-style-name="Standard">
      <style:text-properties officeooo:paragraph-rsid="0048ff11"/>
    </style:style>
    <style:style style:name="P52" style:family="paragraph" style:parent-style-name="Standard">
      <style:text-properties officeooo:paragraph-rsid="0006dd1b"/>
    </style:style>
    <style:style style:name="P53" style:family="paragraph" style:parent-style-name="Standard" style:list-style-name="L1">
      <style:text-properties officeooo:rsid="0049699a" officeooo:paragraph-rsid="0095b8a0"/>
    </style:style>
    <style:style style:name="P54" style:family="paragraph" style:parent-style-name="Standard" style:list-style-name="L1">
      <style:text-properties officeooo:rsid="004a23f9" officeooo:paragraph-rsid="004a23f9"/>
    </style:style>
    <style:style style:name="P55" style:family="paragraph" style:parent-style-name="Standard" style:list-style-name="L1">
      <style:text-properties officeooo:rsid="004a23f9" officeooo:paragraph-rsid="004ca8ab"/>
    </style:style>
    <style:style style:name="P56" style:family="paragraph" style:parent-style-name="Standard" style:list-style-name="L4">
      <style:text-properties officeooo:rsid="004a23f9" officeooo:paragraph-rsid="008db17d"/>
    </style:style>
    <style:style style:name="P57" style:family="paragraph" style:parent-style-name="Standard" style:list-style-name="L1">
      <style:text-properties officeooo:rsid="004ab413" officeooo:paragraph-rsid="004ab413"/>
    </style:style>
    <style:style style:name="P58" style:family="paragraph" style:parent-style-name="Standard" style:list-style-name="L1">
      <style:text-properties officeooo:rsid="004ab413" officeooo:paragraph-rsid="0093e1ac"/>
    </style:style>
    <style:style style:name="P59" style:family="paragraph" style:parent-style-name="Standard" style:list-style-name="L1">
      <style:text-properties officeooo:rsid="004deaf6" officeooo:paragraph-rsid="004deaf6"/>
    </style:style>
    <style:style style:name="P60" style:family="paragraph" style:parent-style-name="Standard" style:list-style-name="L3">
      <style:text-properties officeooo:rsid="004deaf6" officeooo:paragraph-rsid="008db17d"/>
    </style:style>
    <style:style style:name="P61" style:family="paragraph" style:parent-style-name="Standard" style:list-style-name="L1">
      <style:text-properties officeooo:rsid="0050002f" officeooo:paragraph-rsid="0050002f"/>
    </style:style>
    <style:style style:name="P62" style:family="paragraph" style:parent-style-name="Standard" style:list-style-name="L1">
      <style:text-properties officeooo:rsid="005082f1" officeooo:paragraph-rsid="005082f1"/>
    </style:style>
    <style:style style:name="P63" style:family="paragraph" style:parent-style-name="Standard" style:list-style-name="L1">
      <style:text-properties officeooo:rsid="0057265d" officeooo:paragraph-rsid="0057265d"/>
    </style:style>
    <style:style style:name="P64" style:family="paragraph" style:parent-style-name="Standard" style:list-style-name="L1">
      <style:text-properties officeooo:rsid="0058fd15" officeooo:paragraph-rsid="0058fd15"/>
    </style:style>
    <style:style style:name="P65" style:family="paragraph" style:parent-style-name="Standard" style:list-style-name="L1">
      <style:text-properties officeooo:rsid="006f36bf" officeooo:paragraph-rsid="006f36bf"/>
    </style:style>
    <style:style style:name="P66" style:family="paragraph" style:parent-style-name="Standard" style:list-style-name="L4">
      <style:text-properties officeooo:rsid="006f36bf" officeooo:paragraph-rsid="008db17d"/>
    </style:style>
    <style:style style:name="P67" style:family="paragraph" style:parent-style-name="Standard">
      <style:text-properties officeooo:rsid="007c8e92" officeooo:paragraph-rsid="007c8e92"/>
    </style:style>
    <style:style style:name="P68" style:family="paragraph" style:parent-style-name="Standard" style:list-style-name="L1">
      <style:text-properties officeooo:rsid="007c8e92" officeooo:paragraph-rsid="007c8e92"/>
    </style:style>
    <style:style style:name="P69" style:family="paragraph" style:parent-style-name="Standard" style:list-style-name="L1">
      <style:text-properties officeooo:rsid="007e3abe" officeooo:paragraph-rsid="007e3abe"/>
    </style:style>
    <style:style style:name="P70" style:family="paragraph" style:parent-style-name="Standard" style:list-style-name="L1">
      <style:text-properties officeooo:rsid="007fe4ba" officeooo:paragraph-rsid="007fe4ba"/>
    </style:style>
    <style:style style:name="P71" style:family="paragraph" style:parent-style-name="Standard">
      <style:text-properties officeooo:rsid="00841a10" officeooo:paragraph-rsid="00841a10"/>
    </style:style>
    <style:style style:name="P72" style:family="paragraph" style:parent-style-name="Standard">
      <style:text-properties officeooo:rsid="0085ffb4" officeooo:paragraph-rsid="0085ffb4"/>
    </style:style>
    <style:style style:name="P73" style:family="paragraph" style:parent-style-name="Standard">
      <style:text-properties officeooo:rsid="008752ee" officeooo:paragraph-rsid="008752ee"/>
    </style:style>
    <style:style style:name="P74" style:family="paragraph" style:parent-style-name="Standard">
      <style:text-properties officeooo:rsid="0087d894" officeooo:paragraph-rsid="0087d894"/>
    </style:style>
    <style:style style:name="P75" style:family="paragraph" style:parent-style-name="Standard">
      <style:text-properties officeooo:rsid="0089f412" officeooo:paragraph-rsid="0089f412"/>
    </style:style>
    <style:style style:name="P76" style:family="paragraph" style:parent-style-name="Standard">
      <style:text-properties officeooo:rsid="008bf15e" officeooo:paragraph-rsid="008bf15e"/>
    </style:style>
    <style:style style:name="P77" style:family="paragraph" style:parent-style-name="Standard" style:list-style-name="L1">
      <style:text-properties officeooo:rsid="00976b34" officeooo:paragraph-rsid="00976b34"/>
    </style:style>
    <style:style style:name="P78" style:family="paragraph" style:parent-style-name="Standard" style:list-style-name="L5">
      <style:text-properties officeooo:rsid="00976b34" officeooo:paragraph-rsid="00976b34"/>
    </style:style>
    <style:style style:name="P79" style:family="paragraph" style:parent-style-name="Standard">
      <style:text-properties officeooo:rsid="0099a0af" officeooo:paragraph-rsid="0099a0af"/>
    </style:style>
    <style:style style:name="P80" style:family="paragraph" style:parent-style-name="Standard">
      <style:text-properties officeooo:rsid="0099a0af" officeooo:paragraph-rsid="00addefb"/>
    </style:style>
    <style:style style:name="P81" style:family="paragraph" style:parent-style-name="Standard">
      <style:text-properties officeooo:rsid="009c73b7" officeooo:paragraph-rsid="009c73b7"/>
    </style:style>
    <style:style style:name="P82" style:family="paragraph" style:parent-style-name="Standard">
      <style:text-properties officeooo:rsid="009cf633" officeooo:paragraph-rsid="009cf633"/>
    </style:style>
    <style:style style:name="P83" style:family="paragraph" style:parent-style-name="Standard">
      <style:text-properties officeooo:rsid="00a218b0" officeooo:paragraph-rsid="00a9020f"/>
    </style:style>
    <style:style style:name="P84" style:family="paragraph" style:parent-style-name="Standard">
      <style:text-properties officeooo:rsid="00a41fe4" officeooo:paragraph-rsid="00a41fe4"/>
    </style:style>
    <style:style style:name="P85" style:family="paragraph" style:parent-style-name="Standard" style:list-style-name="L7">
      <style:text-properties officeooo:paragraph-rsid="00a8120d"/>
    </style:style>
    <style:style style:name="P86" style:family="paragraph" style:parent-style-name="Standard" style:list-style-name="L7">
      <style:text-properties officeooo:rsid="00a9020f" officeooo:paragraph-rsid="00a9020f"/>
    </style:style>
    <style:style style:name="P87" style:family="paragraph" style:parent-style-name="Standard">
      <style:text-properties officeooo:rsid="00aa3688" officeooo:paragraph-rsid="00aa3688"/>
    </style:style>
    <style:style style:name="P88" style:family="paragraph" style:parent-style-name="Standard">
      <style:text-properties officeooo:paragraph-rsid="00adfd86"/>
    </style:style>
    <style:style style:name="P89" style:family="paragraph" style:parent-style-name="Standard">
      <style:text-properties officeooo:rsid="00aeb4ce" officeooo:paragraph-rsid="00aeb4ce"/>
    </style:style>
    <style:style style:name="T1" style:family="text">
      <style:text-properties officeooo:rsid="00058032"/>
    </style:style>
    <style:style style:name="T2" style:family="text">
      <style:text-properties officeooo:rsid="0006dd1b"/>
    </style:style>
    <style:style style:name="T3" style:family="text">
      <style:text-properties officeooo:rsid="000895ee"/>
    </style:style>
    <style:style style:name="T4" style:family="text">
      <style:text-properties officeooo:rsid="0009d300"/>
    </style:style>
    <style:style style:name="T5" style:family="text">
      <style:text-properties officeooo:rsid="000b7691"/>
    </style:style>
    <style:style style:name="T6" style:family="text">
      <style:text-properties officeooo:rsid="000c91ff"/>
    </style:style>
    <style:style style:name="T7" style:family="text">
      <style:text-properties officeooo:rsid="000dfd49"/>
    </style:style>
    <style:style style:name="T8" style:family="text">
      <style:text-properties fo:color="#c9211e" loext:opacity="100%" officeooo:rsid="00123138"/>
    </style:style>
    <style:style style:name="T9" style:family="text">
      <style:text-properties fo:color="#c9211e" loext:opacity="100%" officeooo:rsid="00717b77"/>
    </style:style>
    <style:style style:name="T10" style:family="text">
      <style:text-properties fo:color="#c9211e" loext:opacity="100%" officeooo:rsid="0072af83"/>
    </style:style>
    <style:style style:name="T11" style:family="text">
      <style:text-properties fo:color="#c9211e" loext:opacity="100%" officeooo:rsid="0072bf46"/>
    </style:style>
    <style:style style:name="T12" style:family="text">
      <style:text-properties officeooo:rsid="00143030"/>
    </style:style>
    <style:style style:name="T13" style:family="text">
      <style:text-properties officeooo:rsid="00182f9f"/>
    </style:style>
    <style:style style:name="T14" style:family="text">
      <style:text-properties officeooo:rsid="001de938"/>
    </style:style>
    <style:style style:name="T15" style:family="text">
      <style:text-properties officeooo:rsid="0022a3c6"/>
    </style:style>
    <style:style style:name="T16" style:family="text">
      <style:text-properties officeooo:rsid="00233cd5"/>
    </style:style>
    <style:style style:name="T17" style:family="text">
      <style:text-properties officeooo:rsid="0023a0a3"/>
    </style:style>
    <style:style style:name="T18" style:family="text">
      <style:text-properties fo:color="#468a1a" loext:opacity="100%"/>
    </style:style>
    <style:style style:name="T19" style:family="text">
      <style:text-properties fo:color="#468a1a" loext:opacity="100%" officeooo:rsid="00182f9f"/>
    </style:style>
    <style:style style:name="T20" style:family="text">
      <style:text-properties fo:color="#468a1a" loext:opacity="100%" officeooo:rsid="006f36bf"/>
    </style:style>
    <style:style style:name="T21" style:family="text">
      <style:text-properties officeooo:rsid="002866a1"/>
    </style:style>
    <style:style style:name="T22" style:family="text">
      <style:text-properties officeooo:rsid="00293c0c"/>
    </style:style>
    <style:style style:name="T23" style:family="text">
      <style:text-properties officeooo:rsid="00297580"/>
    </style:style>
    <style:style style:name="T24" style:family="text">
      <style:text-properties fo:color="#3465a4" loext:opacity="100%"/>
    </style:style>
    <style:style style:name="T25" style:family="text">
      <style:text-properties fo:color="#3465a4" loext:opacity="100%" officeooo:rsid="00293c0c"/>
    </style:style>
    <style:style style:name="T26" style:family="text">
      <style:text-properties fo:color="#3465a4" loext:opacity="100%" officeooo:rsid="0009d300"/>
    </style:style>
    <style:style style:name="T27" style:family="text">
      <style:text-properties fo:color="#3465a4" loext:opacity="100%" officeooo:rsid="0049699a"/>
    </style:style>
    <style:style style:name="T28" style:family="text">
      <style:text-properties fo:color="#3465a4" loext:opacity="100%" officeooo:rsid="008f4f8a"/>
    </style:style>
    <style:style style:name="T29" style:family="text">
      <style:text-properties fo:color="#3465a4" loext:opacity="100%" officeooo:rsid="0091f117"/>
    </style:style>
    <style:style style:name="T30" style:family="text">
      <style:text-properties officeooo:rsid="002a9743"/>
    </style:style>
    <style:style style:name="T31" style:family="text">
      <style:text-properties officeooo:rsid="002b885f"/>
    </style:style>
    <style:style style:name="T32" style:family="text">
      <style:text-properties officeooo:rsid="002c3828"/>
    </style:style>
    <style:style style:name="T33" style:family="text">
      <style:text-properties officeooo:rsid="003484ef"/>
    </style:style>
    <style:style style:name="T34" style:family="text">
      <style:text-properties officeooo:rsid="0035c984"/>
    </style:style>
    <style:style style:name="T35" style:family="text">
      <style:text-properties officeooo:rsid="0035cc00"/>
    </style:style>
    <style:style style:name="T36" style:family="text">
      <style:text-properties officeooo:rsid="003673ec"/>
    </style:style>
    <style:style style:name="T37" style:family="text">
      <style:text-properties officeooo:rsid="003853a6"/>
    </style:style>
    <style:style style:name="T38" style:family="text">
      <style:text-properties officeooo:rsid="0039e707"/>
    </style:style>
    <style:style style:name="T39" style:family="text">
      <style:text-properties officeooo:rsid="003b29c8"/>
    </style:style>
    <style:style style:name="T40" style:family="text">
      <style:text-properties officeooo:rsid="00447964"/>
    </style:style>
    <style:style style:name="T41" style:family="text">
      <style:text-properties officeooo:rsid="0048ff11"/>
    </style:style>
    <style:style style:name="T42" style:family="text">
      <style:text-properties officeooo:rsid="0049e458"/>
    </style:style>
    <style:style style:name="T43" style:family="text">
      <style:text-properties officeooo:rsid="004ca8ab"/>
    </style:style>
    <style:style style:name="T44" style:family="text">
      <style:text-properties officeooo:rsid="0050002f"/>
    </style:style>
    <style:style style:name="T45" style:family="text">
      <style:text-properties officeooo:rsid="005082f1"/>
    </style:style>
    <style:style style:name="T46" style:family="text">
      <style:text-properties officeooo:rsid="0057265d"/>
    </style:style>
    <style:style style:name="T47" style:family="text">
      <style:text-properties officeooo:rsid="0058fd15"/>
    </style:style>
    <style:style style:name="T48" style:family="text">
      <style:text-properties officeooo:rsid="005b50d2"/>
    </style:style>
    <style:style style:name="T49" style:family="text">
      <style:text-properties officeooo:rsid="005c880d"/>
    </style:style>
    <style:style style:name="T50" style:family="text">
      <style:text-properties officeooo:rsid="005ea6b7"/>
    </style:style>
    <style:style style:name="T51" style:family="text">
      <style:text-properties officeooo:rsid="0064b7d4"/>
    </style:style>
    <style:style style:name="T52" style:family="text">
      <style:text-properties officeooo:rsid="0067ae28"/>
    </style:style>
    <style:style style:name="T53" style:family="text">
      <style:text-properties officeooo:rsid="00688afe"/>
    </style:style>
    <style:style style:name="T54" style:family="text">
      <style:text-properties officeooo:rsid="006a2e56"/>
    </style:style>
    <style:style style:name="T55" style:family="text">
      <style:text-properties officeooo:rsid="006c15bb"/>
    </style:style>
    <style:style style:name="T56" style:family="text">
      <style:text-properties officeooo:rsid="006fb817"/>
    </style:style>
    <style:style style:name="T57" style:family="text">
      <style:text-properties officeooo:rsid="00717b77"/>
    </style:style>
    <style:style style:name="T58" style:family="text">
      <style:text-properties officeooo:rsid="0072af83"/>
    </style:style>
    <style:style style:name="T59" style:family="text">
      <style:text-properties officeooo:rsid="00748862"/>
    </style:style>
    <style:style style:name="T60" style:family="text">
      <style:text-properties officeooo:rsid="0079f42c"/>
    </style:style>
    <style:style style:name="T61" style:family="text">
      <style:text-properties officeooo:rsid="007a39b4"/>
    </style:style>
    <style:style style:name="T62" style:family="text">
      <style:text-properties officeooo:rsid="007a91d1"/>
    </style:style>
    <style:style style:name="T63" style:family="text">
      <style:text-properties officeooo:rsid="0081914c"/>
    </style:style>
    <style:style style:name="T64" style:family="text">
      <style:text-properties officeooo:rsid="00836053"/>
    </style:style>
    <style:style style:name="T65" style:family="text">
      <style:text-properties fo:font-style="italic" officeooo:rsid="00841a10" style:font-style-asian="italic" style:font-style-complex="italic"/>
    </style:style>
    <style:style style:name="T66" style:family="text">
      <style:text-properties officeooo:rsid="00841a10"/>
    </style:style>
    <style:style style:name="T67" style:family="text">
      <style:text-properties officeooo:rsid="00875033"/>
    </style:style>
    <style:style style:name="T68" style:family="text">
      <style:text-properties officeooo:rsid="0089c879"/>
    </style:style>
    <style:style style:name="T69" style:family="text">
      <style:text-properties officeooo:rsid="008d9fb7"/>
    </style:style>
    <style:style style:name="T70" style:family="text">
      <style:text-properties officeooo:rsid="008db168"/>
    </style:style>
    <style:style style:name="T71" style:family="text">
      <style:text-properties officeooo:rsid="008db17d"/>
    </style:style>
    <style:style style:name="T72" style:family="text">
      <style:text-properties officeooo:rsid="008f129d"/>
    </style:style>
    <style:style style:name="T73" style:family="text">
      <style:text-properties officeooo:rsid="008f4f8a"/>
    </style:style>
    <style:style style:name="T74" style:family="text">
      <style:text-properties officeooo:rsid="008ffbdb"/>
    </style:style>
    <style:style style:name="T75" style:family="text">
      <style:text-properties officeooo:rsid="00927854"/>
    </style:style>
    <style:style style:name="T76" style:family="text">
      <style:text-properties officeooo:rsid="0092e28e"/>
    </style:style>
    <style:style style:name="T77" style:family="text">
      <style:text-properties officeooo:rsid="0093e1ac"/>
    </style:style>
    <style:style style:name="T78" style:family="text">
      <style:text-properties officeooo:rsid="0095b8a0"/>
    </style:style>
    <style:style style:name="T79" style:family="text">
      <style:text-properties officeooo:rsid="00976b34"/>
    </style:style>
    <style:style style:name="T80" style:family="text">
      <style:text-properties officeooo:rsid="0098e565"/>
    </style:style>
    <style:style style:name="T81" style:family="text">
      <style:text-properties officeooo:rsid="0099a0af"/>
    </style:style>
    <style:style style:name="T82" style:family="text">
      <style:text-properties officeooo:rsid="009b5faa"/>
    </style:style>
    <style:style style:name="T83" style:family="text">
      <style:text-properties officeooo:rsid="009ea039"/>
    </style:style>
    <style:style style:name="T84" style:family="text">
      <style:text-properties officeooo:rsid="009fbabe"/>
    </style:style>
    <style:style style:name="T85" style:family="text">
      <style:text-properties officeooo:rsid="00a218b0"/>
    </style:style>
    <style:style style:name="T86" style:family="text">
      <style:text-properties officeooo:rsid="00a244ae"/>
    </style:style>
    <style:style style:name="T87" style:family="text">
      <style:text-properties officeooo:rsid="00a41fe4"/>
    </style:style>
    <style:style style:name="T88" style:family="text">
      <style:text-properties officeooo:rsid="00a49909"/>
    </style:style>
    <style:style style:name="T89" style:family="text">
      <style:text-properties officeooo:rsid="00a607d1"/>
    </style:style>
    <style:style style:name="T90" style:family="text">
      <style:text-properties officeooo:rsid="00a7b416"/>
    </style:style>
    <style:style style:name="T91" style:family="text">
      <style:text-properties officeooo:rsid="00a8120d"/>
    </style:style>
    <style:style style:name="T92" style:family="text">
      <style:text-properties officeooo:rsid="00aa3688"/>
    </style:style>
    <style:style style:name="T93" style:family="text">
      <style:text-properties officeooo:rsid="00ab196d"/>
    </style:style>
    <style:style style:name="T94" style:family="text">
      <style:text-properties officeooo:rsid="00ac7fc7"/>
    </style:style>
    <style:style style:name="T95" style:family="text">
      <style:text-properties officeooo:rsid="00addefb"/>
    </style:style>
    <style:style style:name="T96" style:family="text">
      <style:text-properties officeooo:rsid="00adef84"/>
    </style:style>
    <style:style style:name="T97" style:family="text">
      <style:text-properties officeooo:rsid="00adfd86"/>
    </style:style>
    <style:style style:name="T98" style:family="text">
      <style:text-properties officeooo:rsid="00b02b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du projet informatique</text:p>
      <text:p text:style-name="P2">STPI 2</text:p>
      <text:p text:style-name="Standard"/>
      <text:p text:style-name="Standard"/>
      <text:p text:style-name="Standard">Groupe : <text:span text:style-name="T15">A</text:span></text:p>
      <text:p text:style-name="Standard"/>
      <text:p text:style-name="Standard">Nom et prénom des élèves du trinôme :</text:p>
      <text:list xml:id="list678110668" text:style-name="L1">
        <text:list-item>
          <text:p text:style-name="P15">Raveneau Eugène</text:p>
        </text:list-item>
        <text:list-item>
          <text:p text:style-name="P15">Grondin Yann</text:p>
        </text:list-item>
        <text:list-item>
          <text:p text:style-name="P42">Cisse El <text:span text:style-name="T80">Hadji </text:span>Babou</text:p>
        </text:list-item>
      </text:list>
      <text:p text:style-name="Standard"/>
      <text:p text:style-name="Standard"/>
      <text:p text:style-name="Standard">Titre du projet : <text:span text:style-name="T16">les </text:span><text:span text:style-name="T23">c</text:span><text:span text:style-name="T16">olon</text:span><text:span text:style-name="T23">s</text:span><text:span text:style-name="T16"> de l’INSA</text:span></text:p>
      <text:p text:style-name="Standard"/>
      <text:p text:style-name="Standard">Descriptif :</text:p>
      <text:p text:style-name="Standard"/>
      <text:p text:style-name="P51"><text:span text:style-name="T23">L</text:span><text:span text:style-name="T16">es </text:span><text:span text:style-name="T23">c</text:span><text:span text:style-name="T16">olon</text:span><text:span text:style-name="T23">s</text:span><text:span text:style-name="T16"> de l’INSA </text:span><text:span text:style-name="T23">basé</text:span><text:span text:style-name="T94">s</text:span><text:span text:style-name="T23"> sur les colons de Catane, </text:span><text:span text:style-name="T81">qui</text:span><text:span text:style-name="T23"> est un jeu de plateau.</text:span></text:p>
      <text:p text:style-name="P51"/>
      <text:p text:style-name="P88"><text:span text:style-name="T97">Le jeu ce joue entre 2 et 4 joueurs.</text:span></text:p>
      <text:p text:style-name="P79">Le plateau de jeu est composé de différentes cases (h<text:span text:style-name="T94">e</text:span>xagonales) avec chacune une connaissance <text:span text:style-name="T94">prédéfinit</text:span> (Mathématique, Physique, Chimie, Humanités ou Informatique) et un numéro (entre 1 et 12, <text:span text:style-name="T94">tout les numéros sont sur le plateau au moins une fois sauf le 7</text:span>).</text:p>
      <text:p text:style-name="P79"/>
      <text:p text:style-name="P80">A son tour chaque joueur tire les dés. Tout les joueurs ayant un élève sur une case avec un numéro égale a la somme des 2 dés récupère 1 connaissance du type de la case. Si le joueur a un prof<text:span text:style-name="T94">e</text:span>sseur il récupère 2 connaissance<text:span text:style-name="T95">s</text:span> <text:span text:style-name="T82">à la place de 1</text:span>. Si le joueur a plusieurs élève ou prof<text:span text:style-name="T94">e</text:span>sseur sur une même case les récompense s’additionne.</text:p>
      <text:p text:style-name="P79"/>
      <text:p text:style-name="P82">Au début du jeu chaque joueur pose 2 fois 1 élève et une connexion. <text:span text:style-name="T96">Les joueurs posent d’abord une première ville et une connexion adjacente dans un ordre puis repose une autre ville et une autre connexion dans l’ordre inverse. </text:span><text:span text:style-name="T83">L’ordre des joueurs est </text:span><text:span text:style-name="T84">reste </text:span><text:span text:style-name="T96">ensuite</text:span><text:span text:style-name="T84"> le même</text:span><text:span text:style-name="T83">. </text:span></text:p>
      <text:p text:style-name="P79"/>
      <text:p text:style-name="P81">Les connaissances permettent de créer les différents <text:span text:style-name="T86">éléments</text:span>.</text:p>
      <text:list text:style-name="L7">
        <text:list-item>
          <text:p text:style-name="P85"><text:span text:style-name="T85">Les élèves </text:span><text:span text:style-name="T87">coûte 4 connaissance</text:span><text:span text:style-name="T89">s</text:span><text:span text:style-name="T87"> : </text:span><text:span text:style-name="T88">1 * </text:span><text:span text:style-name="T87">Mathématique + </text:span><text:span text:style-name="T88">1 * </text:span><text:span text:style-name="T87">Humanités + </text:span><text:span text:style-name="T88">1 * </text:span><text:span text:style-name="T87">Chimie + </text:span><text:span text:style-name="T88">1 * </text:span><text:span text:style-name="T87">Physique, </text:span><text:span text:style-name="T89">et permet de récupérer les connaissances des cases adjacentes </text:span><text:span text:style-name="T90">(si leur numéro tombe)</text:span><text:span text:style-name="T89">. Il rapporte 1 point de victoire par élève. </text:span><text:span text:style-name="T91">Un joueur ne peut pas en avoir plus de 5 en même temps.</text:span></text:p>
        </text:list-item>
        <text:list-item>
          <text:p text:style-name="P85"><text:span text:style-name="T90">Il peut être améliorer en professeur contre 5 connaissances </text:span><text:span text:style-name="T87">: </text:span><text:span text:style-name="T90">2 </text:span><text:span text:style-name="T88">* </text:span><text:span text:style-name="T87">Mathématique </text:span><text:span text:style-name="T90">+ 3 * Informatique. </text:span><text:span text:style-name="T91">Un joueur ne peut pas en avoir plus de 4 en même temps.</text:span></text:p>
        </text:list-item>
        <text:list-item>
          <text:p text:style-name="P86">Les connexion coûte 2 connaissances : 1 * Chimie + 1 * Humanités <text:span text:style-name="T92">et permet de faire des chemin pour faire d’autre élèves (ne peut pas être adjacentes à un autre élève). </text:span><text:span text:style-name="T94">Les connexions ne peuvent pas être superposées.</text:span></text:p>
        </text:list-item>
      </text:list>
      <text:p text:style-name="P83"/>
      <text:p text:style-name="P87">Duval est un pion plac<text:span text:style-name="T94">é</text:span> sur une case. Tant qu’il est sur la case celle-ci ne rapporte plus de connaissances. Si le numéro 7 est tirer, le joueur peut déplacer le Duval <text:span text:style-name="T93">sur une autre case.</text:span></text:p>
      <text:p text:style-name="P87"/>
      <text:p text:style-name="P89">Dès qu’un joueur à 10 point de victoire la partie s’arrête et ce joueur a gagné <text:span text:style-name="T98">la partie.</text:span></text:p>
      <text:p text:style-name="P6"/>
      <text:p text:style-name="Standard"><text:span text:style-name="T1">F</text:span>onctionnalités attendues :</text:p>
      <text:list text:style-name="L5">
        <text:list-item>
          <text:p text:style-name="P43">Génération de la carte</text:p>
          <text:list>
            <text:list-item>
              <text:p text:style-name="P47">Case</text:p>
              <text:list>
                <text:list-item>
                  <text:p text:style-name="P78">connaissance</text:p>
                </text:list-item>
                <text:list-item>
                  <text:p text:style-name="P47">Numéro associé</text:p>
                </text:list-item>
              </text:list>
            </text:list-item>
            <text:list-item>
              <text:p text:style-name="P47">Chaque numéro doit être au moins une fois (sauf 7)</text:p>
            </text:list-item>
          </text:list>
        </text:list-item>
      </text:list>
      <text:list text:continue-list="list678110668" text:style-name="L1">
        <text:list-item>
          <text:p text:style-name="P18"><text:span text:style-name="T40">Achat et placement</text:span><text:span text:style-name="T14"> </text:span><text:span text:style-name="T40">des</text:span> différent<text:span text:style-name="T40">s</text:span> objets</text:p>
          <text:list>
            <text:list-item>
              <text:p text:style-name="P18"><text:span text:style-name="T79">Élevé</text:span><text:span text:style-name="T41"> </text:span><text:span text:style-name="T22">(</text:span><text:span text:style-name="T25">5 maximum par joueur</text:span><text:span text:style-name="T22">)</text:span></text:p>
              <text:list>
                <text:list-item>
                  <text:p text:style-name="P68">Pas de <text:span text:style-name="T79">élève</text:span> (ou <text:span text:style-name="T79">professeur</text:span>) adjacentes</text:p>
                </text:list-item>
                <text:list-item>
                  <text:p text:style-name="P19"><text:span text:style-name="T39">Amélioration de </text:span><text:span text:style-name="T79">élève</text:span> <text:span text:style-name="T39">en </text:span><text:span text:style-name="T79">professeur</text:span> <text:span text:style-name="T22">(</text:span><text:span text:style-name="T25">4 maximum par joueur</text:span><text:span text:style-name="T22">)</text:span></text:p>
                </text:list-item>
                <text:list-item>
                  <text:p text:style-name="P45">Doublement des ressources si <text:span text:style-name="T79">professeur</text:span></text:p>
                </text:list-item>
                <text:list-item>
                  <text:p text:style-name="P70">Relié<text:span text:style-name="T63">e</text:span> par <text:span text:style-name="T79">connexion</text:span> <text:span text:style-name="T64">du joueur </text:span>(sauf première)</text:p>
                </text:list-item>
              </text:list>
            </text:list-item>
            <text:list-item>
              <text:p text:style-name="P14"><text:span text:style-name="T39">La </text:span><text:span text:style-name="T79">connexion</text:span></text:p>
              <text:list>
                <text:list-item>
                  <text:p text:style-name="P69">Pas de superposition</text:p>
                </text:list-item>
              </text:list>
            </text:list-item>
          </text:list>
        </text:list-item>
        <text:list-item>
          <text:p text:style-name="P44">Tirage de 2 dés et distribution des ressources</text:p>
        </text:list-item>
        <text:list-item>
          <text:p text:style-name="P77">Duval</text:p>
          <text:list>
            <text:list-item>
              <text:p text:style-name="P44">Verrouillage d’une <text:span text:style-name="T47">case</text:span></text:p>
            </text:list-item>
            <text:list-item>
              <text:p text:style-name="P44">Déplacement</text:p>
            </text:list-item>
          </text:list>
        </text:list-item>
        <text:list-item>
          <text:p text:style-name="P44">Comptage des points de victoire des joueurs et détection d’une victoir<text:span text:style-name="T46">e</text:span></text:p>
        </text:list-item>
        <text:list-item>
          <text:p text:style-name="P63">Ordre des actions <text:span text:style-name="T48">et rotation des tours</text:span></text:p>
          <text:list>
            <text:list-item>
              <text:p text:style-name="P64">Dés, <text:span text:style-name="T79">Duval</text:span>, <text:span text:style-name="T79">création</text:span></text:p>
            </text:list-item>
          </text:list>
        </text:list-item>
        <text:list-item>
          <text:p text:style-name="P48">Affichage du jeu</text:p>
          <text:list>
            <text:list-item>
              <text:p text:style-name="P48">Carte</text:p>
              <text:list>
                <text:list-item>
                  <text:p text:style-name="P44">Gestion des paramètres de la carte</text:p>
                  <text:list>
                    <text:list-item>
                      <text:p text:style-name="P46">Nombre de <text:span text:style-name="T79">connaissances</text:span></text:p>
                    </text:list-item>
                    <text:list-item>
                      <text:p text:style-name="P44">Taille</text:p>
                    </text:list-item>
                  </text:list>
                </text:list-item>
                <text:list-item>
                  <text:p text:style-name="P77">Connaissance</text:p>
                  <text:list>
                    <text:list-item>
                      <text:p text:style-name="P44">Hexagones</text:p>
                    </text:list-item>
                  </text:list>
                </text:list-item>
                <text:list-item>
                  <text:p text:style-name="P77">Duval</text:p>
                </text:list-item>
                <text:list-item>
                  <text:p text:style-name="P49"><text:span text:style-name="T79">Élève</text:span> et <text:span text:style-name="T79">Professeur</text:span></text:p>
                </text:list-item>
                <text:list-item>
                  <text:p text:style-name="P77">Connaissance</text:p>
                </text:list-item>
              </text:list>
            </text:list-item>
            <text:list-item>
              <text:p text:style-name="P44">Dés</text:p>
            </text:list-item>
            <text:list-item>
              <text:p text:style-name="P44">Cartes du joueur</text:p>
            </text:list-item>
            <text:list-item>
              <text:p text:style-name="P49">Limite carte (<text:span text:style-name="T79">eau</text:span>)</text:p>
            </text:list-item>
          </text:list>
        </text:list-item>
      </text:list>
      <text:p text:style-name="Standard"/>
      <text:p text:style-name="Standard"/>
      <text:p text:style-name="P7"><text:span text:style-name="T1">F</text:span>onctionnalités <text:span text:style-name="T2">optionnel</text:span> :</text:p>
      <text:list text:continue-numbering="true" text:style-name="L1">
        <text:list-item>
          <text:p text:style-name="P53">Case <text:span text:style-name="T77">annale</text:span> (avoir n’importe quelle <text:span text:style-name="T78">connaissance</text:span><text:span text:style-name="T42">)</text:span></text:p>
        </text:list-item>
        <text:list-item>
          <text:p text:style-name="P54">Extension <text:span text:style-name="T77">maritime</text:span></text:p>
          <text:list>
            <text:list-item>
              <text:p text:style-name="P58">Génération <text:span text:style-name="T77">d’Eduroam</text:span> <text:span text:style-name="T2">(1 </text:span><text:span text:style-name="T77">Eduroam</text:span><text:span text:style-name="T2"> pour chaque </text:span><text:span text:style-name="T3">type</text:span><text:span text:style-name="T2"> de carte)</text:span></text:p>
              <text:list>
                <text:list-item>
                  <text:p text:style-name="P55">Sur <text:span text:style-name="T43">bord des </text:span><text:span text:style-name="T77">cases maritime</text:span></text:p>
                </text:list-item>
              </text:list>
            </text:list-item>
            <text:list-item>
              <text:p text:style-name="P57">Système PORT</text:p>
              <text:list>
                <text:list-item>
                  <text:p text:style-name="P54">Échange 3 <text:span text:style-name="T77">connaissance </text:span>pour 1 autre</text:p>
                </text:list-item>
              </text:list>
            </text:list-item>
            <text:list-item>
              <text:p text:style-name="P30">Ajout d’une carte contenant de l’eau au milieu</text:p>
              <text:list>
                <text:list-item>
                  <text:p text:style-name="P31">Ajout de <text:span text:style-name="T77">bateau</text:span> permettant de passer par <text:span text:style-name="T77">eau</text:span> ( <text:span text:style-name="T77">P</text:span><text:span text:style-name="T66">hysique</text:span> - <text:s/><text:span text:style-name="T4">Humanités</text:span>)</text:p>
                </text:list-item>
              </text:list>
            </text:list-item>
          </text:list>
        </text:list-item>
        <text:list-item>
          <text:p text:style-name="P59">Échange 4 ressource pour 1 autre (n’importe qui)</text:p>
        </text:list-item>
        <text:list-item>
          <text:p text:style-name="P22"><text:span text:style-name="T44">CARTES A JOUER</text:span><text:span text:style-name="T6"> </text:span><text:span text:style-name="T12">(total </text:span><text:span text:style-name="T58">5</text:span><text:span text:style-name="T12">0 cartes)</text:span></text:p>
          <text:list>
            <text:list-item>
              <text:p text:style-name="P21"><text:span text:style-name="T44">Achat</text:span></text:p>
              <text:list>
                <text:list-item>
                  <text:p text:style-name="P23"><text:span text:style-name="T45">Prix </text:span><text:span text:style-name="T66">Math</text:span><text:span text:style-name="T77">ématiques</text:span> – <text:span text:style-name="T77">P</text:span><text:span text:style-name="T66">hysique</text:span> – Informatique</text:p>
                </text:list-item>
                <text:list-item>
                  <text:p text:style-name="P62">Carte aléatoire</text:p>
                </text:list-item>
              </text:list>
            </text:list-item>
            <text:list-item>
              <text:p text:style-name="P61">Effets</text:p>
              <text:list>
                <text:list-item>
                  <text:p text:style-name="P20"><text:soft-page-break/><text:span text:style-name="T77">Créer</text:span><text:span text:style-name="T6"> 2 </text:span><text:span text:style-name="T77">connexion</text:span><text:span text:style-name="T6"> gratuitement </text:span><text:span text:style-name="T8">10/</text:span><text:span text:style-name="T11">5</text:span><text:span text:style-name="T8">0</text:span></text:p>
                </text:list-item>
                <text:list-item>
                  <text:p text:style-name="P20"><text:span text:style-name="T77">Tartarin</text:span><text:span text:style-name="T13">: </text:span><text:span text:style-name="T49">permet de</text:span><text:span text:style-name="T6"> déplacer le </text:span><text:span text:style-name="T77">Duval</text:span><text:span text:style-name="T6"> </text:span><text:span text:style-name="T8">1</text:span><text:span text:style-name="T10">2</text:span><text:span text:style-name="T8">/</text:span><text:span text:style-name="T11">5</text:span><text:span text:style-name="T8">0</text:span></text:p>
                </text:list-item>
                <text:list-item>
                  <text:p text:style-name="P25"><text:span text:style-name="T50">Voler un des types de </text:span><text:span text:style-name="T76">connaissances</text:span><text:span text:style-name="T50"> d’un joueur de sa main</text:span><text:span text:style-name="T7"> </text:span><text:span text:style-name="T9">8/</text:span><text:span text:style-name="T11">50</text:span></text:p>
                </text:list-item>
                <text:list-item>
                  <text:p text:style-name="P25">Choisir 2 <text:span text:style-name="T76">connaissances</text:span> de son choix <text:span text:style-name="T8">1</text:span><text:span text:style-name="T10">6</text:span><text:span text:style-name="T8">/</text:span><text:span text:style-name="T11">5</text:span><text:span text:style-name="T8">0</text:span></text:p>
                </text:list-item>
                <text:list-item>
                  <text:p text:style-name="P26">Gagner 1 point de victoire <text:span text:style-name="T10">4</text:span><text:span text:style-name="T9">/</text:span><text:span text:style-name="T11">5</text:span><text:span text:style-name="T8">0</text:span></text:p>
                </text:list-item>
              </text:list>
            </text:list-item>
          </text:list>
        </text:list-item>
        <text:list-item>
          <text:p text:style-name="P28"><text:span text:style-name="T54">Si on fait 7 aux dés,</text:span><text:span text:style-name="T51"> </text:span>toute personne ayant plus de 7 carte<text:span text:style-name="T55">s</text:span> <text:span text:style-name="T76">connaissances</text:span><text:span text:style-name="T59"> </text:span>doit défausser la <text:span text:style-name="T54">moitié</text:span> de ses cartes <text:span text:style-name="T76">connaissances</text:span></text:p>
          <text:list>
            <text:list-item>
              <text:p text:style-name="P27">Choisir les cartes <text:span text:style-name="T53">à</text:span> défausser <text:span text:style-name="T52">ou aléatoire</text:span></text:p>
            </text:list-item>
          </text:list>
        </text:list-item>
        <text:list-item>
          <text:p text:style-name="P65">Objectifs secondaires</text:p>
          <text:list>
            <text:list-item>
              <text:p text:style-name="P29"><text:span text:style-name="T56">P</text:span>lus grande <text:span text:style-name="T76">connexion</text:span> <text:span text:style-name="T21">(au moins 5 </text:span><text:span text:style-name="T76">connexion</text:span><text:span text:style-name="T21">)</text:span> <text:span text:style-name="T18">2 point</text:span><text:span text:style-name="T20">s bonus</text:span></text:p>
            </text:list-item>
            <text:list-item>
              <text:p text:style-name="P12"><text:span text:style-name="T56">Plus grand nombre de </text:span><text:span text:style-name="T76">Tartarin</text:span><text:span text:style-name="T13"> </text:span><text:span text:style-name="T56">utilisés </text:span><text:span text:style-name="T13">(au moins </text:span><text:span text:style-name="T57">2</text:span><text:span text:style-name="T13">) + </text:span><text:span text:style-name="T19">2 poin</text:span><text:span text:style-name="T20">ts bonus</text:span></text:p>
            </text:list-item>
          </text:list>
        </text:list-item>
        <text:list-item>
          <text:p text:style-name="P16">Permettre les échanges de <text:span text:style-name="T76">connaissances</text:span> entre joueur <text:span text:style-name="T17">(</text:span><text:span text:style-name="T60">x contre y </text:span><text:span text:style-name="T61">(</text:span><text:span text:style-name="T76">connaissances</text:span><text:span text:style-name="T61">)</text:span><text:span text:style-name="T62">)</text:span></text:p>
        </text:list-item>
      </text:list>
      <text:p text:style-name="P7"/>
      <text:p text:style-name="Standard"/>
      <text:p text:style-name="Standard"/>
      <text:p text:style-name="P6">Versions prévues (indiquant le contenu du programme dans cette version et sa date de livraison) :</text:p>
      <text:list xml:id="list143720130150699" text:continue-numbering="true" text:style-name="L1">
        <text:list-item>
          <text:p text:style-name="P11">Version no1, date prévue : <text:span text:style-name="T33">2</text:span><text:span text:style-name="T35">9</text:span><text:span text:style-name="T30"> / </text:span><text:span text:style-name="T33">09</text:span><text:span text:style-name="T30"> /2024</text:span></text:p>
        </text:list-item>
      </text:list>
      <text:p text:style-name="P3">fonctionnalités implémentées :</text:p>
      <text:list xml:id="list4116337838" text:style-name="L3">
        <text:list-item>
          <text:p text:style-name="P35">Interface graphique <text:span text:style-name="T69">(Visuel, </text:span><text:span text:style-name="T70">sans action possible</text:span><text:span text:style-name="T69">)</text:span></text:p>
        </text:list-item>
      </text:list>
      <text:list text:style-name="L2">
        <text:list-item>
          <text:p text:style-name="P32">Gestion du plateau de jeu <text:span text:style-name="T34">et des cases</text:span></text:p>
        </text:list-item>
        <text:list-item>
          <text:p text:style-name="P32">Gestion des dés et des <text:span text:style-name="T74">connaissance</text:span> <text:span text:style-name="T74">à</text:span> chaque tour</text:p>
        </text:list-item>
      </text:list>
      <text:p text:style-name="P10"/>
      <text:list xml:id="list143720748586120" text:continue-list="list143720130150699" text:style-name="L1">
        <text:list-item>
          <text:p text:style-name="P11">Version no2, date prévue : <text:span text:style-name="T36">13</text:span><text:span text:style-name="T31"> / 10 / 2024</text:span></text:p>
        </text:list-item>
      </text:list>
      <text:p text:style-name="P3">fonctionnalités implémentées :</text:p>
      <text:list text:continue-list="list4116337838" text:style-name="L3">
        <text:list-item>
          <text:p text:style-name="P36">Interface graphique <text:span text:style-name="T69">(Visuel, </text:span><text:span text:style-name="T70">avec action possible</text:span><text:span text:style-name="T69">)</text:span></text:p>
        </text:list-item>
        <text:list-item>
          <text:p text:style-name="P41">Ajout <text:span text:style-name="T72">des premières</text:span><text:span text:style-name="T38"> </text:span>fonctionnalité<text:span text:style-name="T72">s</text:span> additionnel<text:span text:style-name="T72">les</text:span></text:p>
          <text:list>
            <text:list-item>
              <text:p text:style-name="P38">Ajout des <text:span text:style-name="T24">cartes</text:span><text:span text:style-name="T26"> </text:span><text:span text:style-name="T24">de </text:span><text:span text:style-name="T28">tutorat</text:span></text:p>
            </text:list-item>
            <text:list-item>
              <text:p text:style-name="P38"><text:span text:style-name="T29">Ajout des c</text:span><text:span text:style-name="T27">ase</text:span><text:span text:style-name="T29">s</text:span><text:span text:style-name="T27"> </text:span><text:span text:style-name="T28">annale</text:span></text:p>
            </text:list-item>
            <text:list-item>
              <text:p text:style-name="P60"><text:span text:style-name="T26">Échange 4 ressource pour 1</text:span></text:p>
            </text:list-item>
          </text:list>
        </text:list-item>
      </text:list>
      <text:p text:style-name="P37"/>
      <text:p text:style-name="P4"/>
      <text:list xml:id="list143720691361801" text:continue-list="list143720748586120" text:style-name="L1">
        <text:list-item>
          <text:p text:style-name="P11">Version no3, date prévue : <text:span text:style-name="T37">27</text:span><text:span text:style-name="T32"> / 1</text:span><text:span text:style-name="T37">0</text:span><text:span text:style-name="T32"> /2024</text:span></text:p>
        </text:list-item>
      </text:list>
      <text:p text:style-name="P3">fonctionnalités implémentées :</text:p>
      <text:list xml:id="list1713422768" text:style-name="L4">
        <text:list-item>
          <text:p text:style-name="P39">Ajout de<text:span text:style-name="T38"> </text:span>fonctionnalité<text:span text:style-name="T72">s</text:span> additionnel<text:span text:style-name="T72">les</text:span></text:p>
          <text:list>
            <text:list-item>
              <text:p text:style-name="P56">Extension <text:span text:style-name="T73">mar</text:span><text:span text:style-name="T75">i</text:span><text:span text:style-name="T73">time</text:span></text:p>
            </text:list-item>
            <text:list-item>
              <text:p text:style-name="P66"><text:span text:style-name="T75">Ajout des o</text:span>bjectifs secondaires</text:p>
            </text:list-item>
            <text:list-item>
              <text:p text:style-name="P17">Permettre les échanges de ressources entre joueur</text:p>
            </text:list-item>
          </text:list>
        </text:list-item>
      </text:list>
      <text:p text:style-name="P5"/>
      <text:p text:style-name="P5"/>
      <text:list text:continue-list="list143720691361801" text:style-name="L1">
        <text:list-item>
          <text:p text:style-name="P13">Version no<text:span text:style-name="T71">4</text:span>, date prévue : <text:span text:style-name="T37">2</text:span><text:span text:style-name="T38">4</text:span><text:span text:style-name="T32"> / 1</text:span><text:span text:style-name="T38">1</text:span><text:span text:style-name="T32"> /2024</text:span></text:p>
          <text:p text:style-name="P13">fonctionnalités implémentées :</text:p>
        </text:list-item>
      </text:list>
      <text:list text:continue-list="list1713422768" text:style-name="L4">
        <text:list-item>
          <text:p text:style-name="P39">Ajout de<text:span text:style-name="T38">s dernière</text:span><text:span text:style-name="T72">s</text:span><text:span text:style-name="T38"> </text:span>fonctionnalité<text:span text:style-name="T72">s</text:span> additionnel<text:span text:style-name="T72">les</text:span></text:p>
          <text:list>
            <text:list-item>
              <text:p text:style-name="P40"><text:span text:style-name="T54">Si on fait 7 aux dés</text:span></text:p>
            </text:list-item>
          </text:list>
        </text:list-item>
      </text:list>
      <text:p text:style-name="P8">RESSOURCE1 <text:span text:style-name="T5">= blé → </text:span><text:span text:style-name="T66">Math</text:span><text:span text:style-name="T77">ématiques</text:span></text:p>
      <text:p text:style-name="P9">RESSOURCE<text:span text:style-name="T5">2 = mouton → <text:s/></text:span><text:span text:style-name="T77">P</text:span><text:span text:style-name="T66">hysique</text:span></text:p>
      <text:p text:style-name="P9">Informati<text:span text:style-name="T5">que = pierre → <text:s/></text:span><text:span text:style-name="T65">Info</text:span></text:p>
      <text:p text:style-name="P9">Humanités<text:span text:style-name="T5"> = bois → <text:s/></text:span><text:span text:style-name="T66">humanités</text:span></text:p>
      <text:p text:style-name="P9">Chimie<text:span text:style-name="T5"> = glaise → <text:s/></text:span><text:span text:style-name="T66">chimie</text:span></text:p>
      <text:p text:style-name="P9"/>
      <text:p text:style-name="P67">ROUTE → glaise + bois</text:p>
      <text:p text:style-name="P67">COLONIE → bois + blé + glaise + mouton</text:p>
      <text:p text:style-name="P84"/>
      <text:p text:style-name="P67">COLONIE → <text:s/>VILLE → 3 * pierre + 2 * blé</text:p>
      <text:p text:style-name="P67">BATEAU → bois + mouton</text:p>
      <text:p text:style-name="P71">carte effet → blé + mouton + pierre</text:p>
      <text:p text:style-name="P71"/>
      <text:p text:style-name="P72">ROUTE → connexion</text:p>
      <text:p text:style-name="P72">COLONIE → <text:s/>Élève</text:p>
      <text:p text:style-name="P72">VILLE → Prof</text:p>
      <text:p text:style-name="P72">PORT → Eduro<text:span text:style-name="T69">a</text:span>m</text:p>
      <text:p text:style-name="P72">BRIGAN<text:span text:style-name="T67">D</text:span> → Duval </text:p>
      <text:p text:style-name="P72">CHEVALIER → Tartarin</text:p>
      <text:p text:style-name="P73">Carte a jouer → Tutora<text:span text:style-name="T68">t</text:span></text:p>
      <text:p text:style-name="P74">ressource → connaissance</text:p>
      <text:p text:style-name="P75">objectif secondaire → Défis d’intégration</text:p>
      <text:p text:style-name="P76">EAU → <text:s/>eau</text:p>
      <text:p text:style-name="P76">BATEAU → câble sous-marin </text:p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urent Vercouter</meta:initial-creator>
    <meta:creation-date>2012-09-03T15:25:31</meta:creation-date>
    <dc:date>2024-09-11T14:37:18.608000000</dc:date>
    <meta:editing-duration>PT2H56M3S</meta:editing-duration>
    <meta:editing-cycles>164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24" meta:word-count="1031" meta:character-count="5575" meta:non-whitespace-character-count="4738"/>
  </office:meta>
</office:document-meta>
</file>